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89dd" officeooo:paragraph-rsid="001189dd"/>
    </style:style>
    <style:style style:name="T1" style:family="text">
      <style:text-properties officeooo:rsid="001395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bottlenecks in the system is coming from not being able to directly access the memory location in the linked list, thus having to traverse all the way through the list. If the memory addresses were hashed rather than put into a linked list, this would increase performance of the program. <text:span text:style-name="T1">This would increase performance because traversing through a linked list takes O(n) time where n is the number of elements in the linked list and a hash table takes O(1) time to access</text:span> Additionally, there is some wasted time contributed by inserting an element into a linked list after every iteration of the merge call. After the element is added to the linked list, that element will most likely have to be removed from the linked list after the next iteration. Instead of automatically inserting the element into the linked list, that block could be held until we know that we are done with merging; at which point, we then add the block to the linked list. <text:span text:style-name="T1">This slowed performance is fairly negligible and does not have an asymptotic difference as is present in the previous example, but it does take extra work and will still result in slower performance.</text:span></text:p>
      <text:p text:style-name="P1"><text:tab/>Additionally, results are shown below for the increases in the number of allocate and free calls from the buddy memory allocator. As expected, the increased number of allocate and free calls results in reduced performance and higher overall runti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0:42.984216828</meta:creation-date>
    <dc:date>2018-09-10T11:42:44.346428194</dc:date>
    <meta:editing-duration>PT1M50S</meta:editing-duration>
    <meta:editing-cycles>2</meta:editing-cycles>
    <meta:generator>LibreOffice/6.0.3.2$Linux_X86_64 LibreOffice_project/00m0$Build-2</meta:generator>
    <meta:document-statistic meta:table-count="0" meta:image-count="0" meta:object-count="0" meta:page-count="1" meta:paragraph-count="2" meta:word-count="240" meta:character-count="1406" meta:non-whitespace-character-count="1165"/>
  </office:meta>
</office:document-meta>
</file>